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95cm" fo:min-width="6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text-properties fo:font-style="normal" style:font-style-asian="normal" style:font-style-complex="normal"/>
    </style:style>
    <style:style style:name="P3" style:family="paragraph">
      <style:paragraph-properties fo:text-align="end"/>
    </style:style>
    <style:style style:name="P4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ready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zypper ar http://download.opensuse.org/repositories/openSUSE:/Tools/openSUSE_13.2/openSUSE:Tools.repo</text:p>
              </text:list-item>
              <text:list-item>
                <text:p>zypper ref</text:p>
              </text:list-item>
              <text:list-item>
                <text:p>zypper in --from openSUSE_Tools osc build</text:p>
              </text:list-item>
              <text:list-item>
                <text:p>zypper in quilt git spec-clean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S/IBS &amp; osc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What's that?</text:span></text:p>
                <text:list>
                  <text:list-item>
                    <text:p><text:span text:style-name="T1">OBS: open build service / the openSUSE instance</text:span></text:p>
                  </text:list-item>
                  <text:list-item>
                    <text:p><text:span text:style-name="T1">IBS: SUSE's internal instance of OBS</text:span></text:p>
                  </text:list-item>
                  <text:list-item>
                    <text:p><text:span text:style-name="T1">osc: openbuild service commandline</text:span></text:p>
                    <text:list>
                      <text:list-item>
                        <text:p><text:span text:style-name="T1">osc manpage is your best friend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S/IBS &amp; osc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Why?</text:span></text:p>
                <text:list>
                  <text:list-item>
                    <text:p><text:span text:style-name="T1">build servers with various archs / distributions that </text:span><text:span text:style-name="T1">your don't have to maintain by yourself</text:span></text:p>
                  </text:list-item>
                  <text:list-item>
                    <text:p><text:span text:style-name="T1">to publish your packages when it's done</text:span></text:p>
                  </text:list-item>
                  <text:list-item>
                    <text:p><text:span text:style-name="T1">automatically setup the build dependencies</text:span></text:p>
                  </text:list-item>
                  <text:list-item>
                    <text:p><text:span text:style-name="T1">version control for your packages</text:span></text:p>
                  </text:list-item>
                  <text:list-item>
                    <text:p><text:span text:style-name="T1">collaboration with reviewers</text:span></text:p>
                  </text:list-item>
                  <text:list-item>
                    <text:p><text:span text:style-name="T1">various automatic checker scripts</text:span></text:p>
                  </text:list-item>
                  <text:list-item>
                    <text:p><text:span text:style-name="T1">shorter commands than rpmbuild, good for lazy </text:span><text:span text:style-name="T1">fing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S/IBS &amp; osc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onfiguration</text:span></text:p>
                <text:list>
                  <text:list-item>
                    <text:p><text:span text:style-name="T1">~/.oscrc</text:span></text:p>
                    <text:list>
                      <text:list-header>
                        <text:p><text:span text:style-name="T1">[</text:span><text:span text:style-name="T1"><text:a xlink:href="https://api.suse.de/" xlink:type="simple">https://api.suse.de</text:a></text:span><text:span text:style-name="T1">]</text:span></text:p>
                        <text:p><text:span text:style-name="T1">user=external_usrname</text:span><text:span text:style-name="T1"><text:tab/></text:span><text:span text:style-name="T1"><text:tab/></text:span><text:span text:style-name="T1"># the account for suse </text:span><text:span text:style-name="T1">bugzilla, fate, etc</text:span></text:p>
                        <text:p><text:span text:style-name="T1">pass=external_pwd</text:span></text:p>
                        <text:p><text:span text:style-name="T1">[</text:span><text:span text:style-name="T1"><text:a xlink:href="https://api.opensuse.org/" xlink:type="simple">https://api.opensuse.org</text:a></text:span><text:span text:style-name="T1">]</text:span></text:p>
                        <text:p><text:span text:style-name="T1">user=external_usrname</text:span></text:p>
                        <text:p><text:span text:style-name="T1">pass=external_pwd</text:span></text:p>
                      </text:list-header>
                    </text:list>
                  </text:list-item>
                  <text:list-item>
                    <text:p><text:span text:style-name="T1">~/.bashrc</text:span></text:p>
                    <text:list>
                      <text:list-header>
                        <text:p><text:span text:style-name="T1">alias iosc="osc -A https://api.suse.de"</text:span></text:p>
                        <text:p><text:span text:style-name="T1">alias oosc="osc -A https://api.opensuse.org"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S/IBS &amp; osc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rojects</text:span></text:p>
                <text:list>
                  <text:list-item>
                    <text:p><text:span text:style-name="T1">e.g. SUSE:SLE-12:Update</text:span></text:p>
                  </text:list-item>
                </text:list>
              </text:list-item>
              <text:list-item>
                <text:p><text:span text:style-name="T1">packages</text:span></text:p>
                <text:list>
                  <text:list-item>
                    <text:p><text:span text:style-name="T1">e.g. bash</text:span></text:p>
                  </text:list-item>
                </text:list>
              </text:list-item>
              <text:list-item>
                <text:p><text:span text:style-name="T1">repos</text:span></text:p>
                <text:list>
                  <text:list-item>
                    <text:p><text:span text:style-name="T1">e.g. standard x86_6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S/IBS &amp; osc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ommands (replace 'osc' with iosc or oosc)</text:span></text:p>
                <text:list>
                  <text:list-item>
                    <text:p><text:span text:style-name="T1">search</text:span></text:p>
                    <text:list>
                      <text:list-item>
                        <text:p><text:span text:style-name="T1">osc se PKG</text:span><text:span text:style-name="T1"><text:tab/></text:span><text:span text:style-name="T1"><text:tab/></text:span><text:span text:style-name="T1"><text:tab/></text:span><text:span text:style-name="T1"># search PKG in all projects</text:span></text:p>
                      </text:list-item>
                      <text:list-item>
                        <text:p><text:span text:style-name="T1">osc sm PKG</text:span><text:span text:style-name="T1"><text:tab/></text:span><text:span text:style-name="T1"><text:tab/></text:span><text:span text:style-name="T1"><text:tab/></text:span><text:span text:style-name="T1"># search in maintenance projects only</text:span></text:p>
                      </text:list-item>
                    </text:list>
                  </text:list-item>
                  <text:list-item>
                    <text:p><text:span text:style-name="T1">listing</text:span></text:p>
                    <text:list>
                      <text:list-item>
                        <text:p><text:span text:style-name="T1">osc l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# list all prjs</text:span></text:p>
                      </text:list-item>
                      <text:list-item>
                        <text:p><text:span text:style-name="T1">osc ls PRJ</text:span><text:span text:style-name="T1"><text:tab/></text:span><text:span text:style-name="T1"><text:tab/></text:span><text:span text:style-name="T1"><text:tab/></text:span><text:span text:style-name="T1"># list all pkgs in PRJ</text:span></text:p>
                      </text:list-item>
                      <text:list-item>
                        <text:p><text:span text:style-name="T1">osc repos PRJ</text:span><text:span text:style-name="T1"><text:tab/></text:span><text:span text:style-name="T1"><text:tab/></text:span><text:span text:style-name="T1"># list available repos of PRJ</text:span></text:p>
                      </text:list-item>
                    </text:list>
                  </text:list-item>
                  <text:list-item>
                    <text:p><text:span text:style-name="T1">my</text:span></text:p>
                    <text:list>
                      <text:list-item>
                        <text:p><text:span text:style-name="T1">osc my pkg</text:span><text:span text:style-name="T1"><text:tab/></text:span><text:span text:style-name="T1"><text:tab/></text:span><text:span text:style-name="T1"><text:tab/></text:span><text:span text:style-name="T1"># show all pkgs I'm bugown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S/IBS &amp; osc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ommands</text:span></text:p>
                <text:list>
                  <text:list-item>
                    <text:p><text:span text:style-name="T1">checkout</text:span></text:p>
                    <text:list>
                      <text:list-item>
                        <text:p><text:span text:style-name="T1">osc co PRJ PKG</text:span><text:span text:style-name="T1"><text:tab/></text:span><text:span text:style-name="T1"><text:tab/></text:span><text:span text:style-name="T1"># checkout PKG of PRJ</text:span></text:p>
                      </text:list-item>
                      <text:list-item>
                        <text:p><text:span text:style-name="T1">osc co PKG</text:span><text:span text:style-name="T1"><text:tab/></text:span><text:span text:style-name="T1"><text:tab/></text:span><text:span text:style-name="T1"><text:tab/></text:span><text:span text:style-name="T1"><text:tab/></text:span><text:span text:style-name="T1"># checkout PKG in current prj</text:span></text:p>
                      </text:list-item>
                    </text:list>
                  </text:list-item>
                  <text:list-item>
                    <text:p><text:span text:style-name="T1">update</text:span></text:p>
                    <text:list>
                      <text:list-item>
                        <text:p><text:span text:style-name="T1">osc up PRJ</text:span><text:span text:style-name="T1"><text:tab/></text:span><text:span text:style-name="T1"><text:tab/></text:span><text:span text:style-name="T1"><text:tab/></text:span><text:span text:style-name="T1"><text:tab/></text:span><text:span text:style-name="T1"># update all pkgs in PRJ</text:span></text:p>
                      </text:list-item>
                      <text:list-item>
                        <text:p><text:span text:style-name="T1">osc up PRJ PKG</text:span><text:span text:style-name="T1"><text:tab/></text:span><text:span text:style-name="T1"><text:tab/></text:span><text:span text:style-name="T1"># update PKG</text:span></text:p>
                      </text:list-item>
                      <text:list-item>
                        <text:p><text:span text:style-name="T1">osc up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# update current prj/pkg</text:span></text:p>
                      </text:list-item>
                    </text:list>
                  </text:list-item>
                  <text:list-item>
                    <text:p><text:span text:style-name="T1">branch</text:span></text:p>
                    <text:list>
                      <text:list-item>
                        <text:p><text:span text:style-name="T1">osc bco PRJ PKG</text:span><text:span text:style-name="T1"><text:tab/></text:span><text:span text:style-name="T1"><text:tab/></text:span><text:span text:style-name="T1"># branch PKG and checkout</text:span></text:p>
                      </text:list-item>
                      <text:list-item>
                        <text:p><text:span text:style-name="T1">osc pull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# pull updates from trun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S/IBS &amp; osc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ommands</text:span></text:p>
                <text:list>
                  <text:list-item>
                    <text:p><text:span text:style-name="T1">log and diff</text:span></text:p>
                    <text:list>
                      <text:list-item>
                        <text:p><text:span text:style-name="T1">osc log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# show log</text:span></text:p>
                      </text:list-item>
                      <text:list-item>
                        <text:p><text:span text:style-name="T1">osc s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# show status of local </text:span><text:span text:style-name="T1">files</text:span></text:p>
                      </text:list-item>
                      <text:list-item>
                        <text:p><text:span text:style-name="T1">osc diff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# show local diff</text:span></text:p>
                      </text:list-item>
                      <text:list-item>
                        <text:p><text:span text:style-name="T1">osc diff -R r1:r2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# show diff between r1 and r2</text:span></text:p>
                      </text:list-item>
                    </text:list>
                  </text:list-item>
                  <text:list-item>
                    <text:p><text:span text:style-name="T1">modifications</text:span></text:p>
                    <text:list>
                      <text:list-item>
                        <text:p><text:span text:style-name="T1">osc add FILE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# add FILE to current pkg</text:span></text:p>
                      </text:list-item>
                      <text:list-item>
                        <text:p><text:span text:style-name="T1">osc rm FILE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# remove FILE</text:span></text:p>
                      </text:list-item>
                      <text:list-item>
                        <text:p><text:span text:style-name="T1">osc a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 </text:span><text:span text:style-name="T1"><text:tab/></text:span><text:span text:style-name="T1"># add new file, remove </text:span><text:span text:style-name="T1">missing filed</text:span></text:p>
                      </text:list-item>
                      <text:list-item>
                        <text:p><text:span text:style-name="T1">osc vc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</text:span><text:span text:style-name="T1"><text:tab/></text:span><text:span text:style-name="T1"><text:tab/></text:span><text:span text:style-name="T1"> </text:span><text:span text:style-name="T1"><text:tab/></text:span><text:span text:style-name="T1"># insert an new entry to </text:span><text:span text:style-name="T1">changelo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S/IBS &amp; osc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commands</text:span></text:p>
                <text:list>
                  <text:list-item>
                    <text:p><text:span text:style-name="T1">commit and build</text:span></text:p>
                    <text:list>
                      <text:list-item>
                        <text:p><text:span text:style-name="T1">osc ci -m “MSG” </text:span><text:span text:style-name="T1"><text:tab/></text:span><text:span text:style-name="T1"><text:tab/></text:span><text:span text:style-name="T1"><text:tab/></text:span><text:span text:style-name="T1"># commit with comment MSG</text:span></text:p>
                      </text:list-item>
                      <text:list-item>
                        <text:p><text:span text:style-name="T1">osc bl REPO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# show buildlog of REPO</text:span></text:p>
                      </text:list-item>
                      <text:list-item>
                        <text:p><text:span text:style-name="T1">osc build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# build locally</text:span></text:p>
                      </text:list-item>
                      <text:list-item>
                        <text:p><text:span text:style-name="T1">osc getbinaries REPO</text:span><text:span text:style-name="T1"><text:tab/></text:span><text:span text:style-name="T1"><text:tab/></text:span><text:span text:style-name="T1"># download built binaries</text:span></text:p>
                      </text:list-item>
                    </text:list>
                  </text:list-item>
                  <text:list-item>
                    <text:p><text:span text:style-name="T1">submit pull request</text:span></text:p>
                    <text:list>
                      <text:list-item>
                        <text:p><text:span text:style-name="T1">osc sr -m “MSG”</text:span><text:span text:style-name="T1"><text:tab/></text:span><text:span text:style-name="T1"><text:tab/></text:span><text:span text:style-name="T1"><text:tab/></text:span><text:span text:style-name="T1"># submit a pull request to trunc</text:span></text:p>
                      </text:list-item>
                      <text:list-item>
                        <text:p><text:span text:style-name="T1">osc my sr</text:span><text:span text:style-name="T1"><text:tab/>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<text:tab/></text:span><text:span text:style-name="T1"># list my submit requests</text:span></text:p>
                      </text:list-item>
                      <text:list-item>
                        <text:p><text:span text:style-name="T1">osc rq show ID</text:span><text:span text:style-name="T1"><text:tab/></text:span><text:span text:style-name="T1"><text:tab/></text:span><text:span text:style-name="T1"><text:tab/></text:span><text:span text:style-name="T1"><text:tab/></text:span><text:span text:style-name="T1"># show details of a reque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il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What's that?</text:p>
                <text:list>
                  <text:list-item>
                    <text:p>a management tool for patchsets</text:p>
                  </text:list-item>
                </text:list>
              </text:list-item>
              <text:list-item>
                <text:p>Why?</text:p>
                <text:list>
                  <text:list-item>
                    <text:p>to avoid conflicts between your work and previous patches</text:p>
                  </text:list-item>
                  <text:list-item>
                    <text:p>apply hundreds( if necessary ) patches with a simple comm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il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zip source and prepare patches</text:p>
                <text:list>
                  <text:list-item>
                    <text:p>quilt setup SPECFILE</text:p>
                  </text:list-item>
                </text:list>
              </text:list-item>
              <text:list-item>
                <text:p>list patches</text:p>
                <text:list>
                  <text:list-item>
                    <text:p>quilt series<text:tab/><text:tab/><text:tab/><text:tab/> <text:tab/><text:tab/># list all the patches in the series</text:p>
                  </text:list-item>
                  <text:list-item>
                    <text:p>quilt applied<text:tab/><text:tab/><text:tab/><text:tab/><text:tab/><text:tab/><text:tab/><text:tab/><text:tab/> <text:s text:c="2"/><text:tab/><text:tab/><text:tab/># list applied patches</text:p>
                  </text:list-item>
                  <text:list-item>
                    <text:p>quilt unapplied<text:tab/><text:tab/># unapplied patches</text:p>
                  </text:list-item>
                </text:list>
              </text:list-item>
              <text:list-item>
                <text:p>apply / unapply patches</text:p>
                <text:list>
                  <text:list-item>
                    <text:p>quilt push<text:tab/><text:tab/><text:tab/><text:tab/><text:tab/><text:tab/> <text:tab/><text:tab/><text:tab/><text:tab/># apply the first unapplied patch</text:p>
                  </text:list-item>
                  <text:list-item>
                    <text:p>quilt pop<text:tab/><text:tab/><text:tab/><text:tab/> <text:tab/><text:tab/><text:tab/><text:tab/> <text:tab/><text:tab/># unapply the last applied patch</text:p>
                  </text:list-item>
                  <text:list-item>
                    <text:p>quilt push -a<text:tab/><text:tab/><text:tab/><text:tab/> <text:tab/><text:tab/># apply all the patches in the series</text:p>
                  </text:list-item>
                  <text:list-item>
                    <text:p>quilt pop -a<text:tab/><text:tab/><text:tab/><text:tab/> <text:tab/><text:tab/># unapply all the patch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's that?</text:p>
                <text:list>
                  <text:list-item>
                    <text:p>a powerful version control toolset</text:p>
                  </text:list-item>
                </text:list>
              </text:list-item>
              <text:list-item>
                <text:p>Why?</text:p>
                <text:list>
                  <text:list-item>
                    <text:p>to make it easier to create your own p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figuration</text:p>
                <text:list>
                  <text:list-item>
                    <text:p>git config –global --list<text:tab/><text:tab/><text:tab/>#list configured options</text:p>
                  </text:list-item>
                  <text:list-item>
                    <text:p>git config --global user.email=EMAIL</text:p>
                  </text:list-item>
                  <text:list-item>
                    <text:p>git config --global user.name=USERNAME</text:p>
                  </text:list-item>
                </text:list>
              </text:list-item>
              <text:list-item>
                <text:p>create a new repo ( git repo, not to be confused with the osc repo )</text:p>
                <text:list>
                  <text:list-item>
                    <text:p>git in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 files (put file into “staged” state)</text:p>
                <text:list>
                  <text:list-item>
                    <text:p>git add .<text:tab/><text:tab/> <text:tab/> <text:tab/><text:tab/> <text:tab/><text:tab/><text:tab/><text:tab/><text:tab/> <text:tab/><text:tab/><text:tab/><text:tab/> <text:tab/># add all the files</text:p>
                  </text:list-item>
                  <text:list-item>
                    <text:p>git add FILE / PATH</text:p>
                  </text:list-item>
                </text:list>
              </text:list-item>
              <text:list-item>
                <text:p>remove files</text:p>
                <text:list>
                  <text:list-item>
                    <text:p>git rm FILE / PATH</text:p>
                  </text:list-item>
                </text:list>
              </text:list-item>
              <text:list-item>
                <text:p>branching</text:p>
                <text:list>
                  <text:list-item>
                    <text:p>git branch<text:tab/><text:tab/><text:tab/><text:tab/><text:tab/><text:tab/><text:tab/><text:tab/><text:tab/> <text:tab/><text:tab/><text:tab/> <text:tab/><text:tab/> <text:tab/># list branches</text:p>
                  </text:list-item>
                  <text:list-item>
                    <text:p>git branch BRANCH<text:tab/><text:tab/> <text:tab/># create branch</text:p>
                  </text:list-item>
                  <text:list-item>
                    <text:p>git branch -d BRANCH<text:tab/> <text:tab/> <text:tab/># delete branc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how status</text:p>
                <text:list>
                  <text:list-item>
                    <text:p>git status</text:p>
                  </text:list-item>
                </text:list>
              </text:list-item>
              <text:list-item>
                <text:p>show log</text:p>
                <text:list>
                  <text:list-item>
                    <text:p>git log</text:p>
                  </text:list-item>
                  <text:list-item>
                    <text:p>git log -p<text:tab/><text:tab/><text:tab/><text:tab/> <text:tab/><text:tab/><text:tab/> <text:tab/># show log with patches</text:p>
                  </text:list-item>
                </text:list>
              </text:list-item>
              <text:list-item>
                <text:p>show diff</text:p>
                <text:list>
                  <text:list-item>
                    <text:p>git diff<text:tab/><text:tab/><text:tab/><text:tab/><text:tab/><text:tab/> <text:tab/><text:tab/><text:tab/><text:tab/> <text:tab/><text:tab/><text:tab/> <text:tab/># show unstaged changes</text:p>
                  </text:list-item>
                  <text:list-item>
                    <text:p>git diff --staged<text:tab/><text:tab/><text:tab/> <text:tab/># show staged chan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mit changes</text:p>
                <text:list>
                  <text:list-item>
                    <text:p>git commit<text:tab/><text:tab/><text:tab/><text:tab/> <text:tab/><text:tab/><text:tab/> <text:tab/># commit the changes</text:p>
                  </text:list-item>
                  <text:list-item>
                    <text:p>git commit --amend <text:tab/><text:tab/> <text:tab/><text:tab/># amend last commit message</text:p>
                  </text:list-item>
                </text:list>
              </text:list-item>
              <text:list-item>
                <text:p>generate patch</text:p>
                <text:list>
                  <text:list-item>
                    <text:p>git format-patch HEAD~<text:tab/># last commit as patc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Further reading</text:p>
          </draw:text-box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osc:</text:span></text:p>
                <text:list>
                  <text:list-item>
                    <text:p><text:span text:style-name="T1">OBS web interface</text:span></text:p>
                    <text:list>
                      <text:list-item>
                        <text:p><text:span text:style-name="T1"><text:a xlink:href="http://build.opensuse.org/" xlink:type="simple">http://build.opensuse.org/</text:a></text:span></text:p>
                      </text:list-item>
                    </text:list>
                  </text:list-item>
                  <text:list-item>
                    <text:p><text:span text:style-name="T1">IBS web interface</text:span></text:p>
                    <text:list>
                      <text:list-item>
                        <text:p><text:span text:style-name="T1"><text:a xlink:href="http://build.suse.de/" xlink:type="simple">http://build.suse.de/</text:a></text:span></text:p>
                      </text:list-item>
                    </text:list>
                  </text:list-item>
                  <text:list-item>
                    <text:p><text:span text:style-name="T1">the open build service project</text:span></text:p>
                    <text:list>
                      <text:list-item>
                        <text:p><text:span text:style-name="T1"><text:a xlink:href="http://openbuildservice.org/" xlink:type="simple">http://openbuildservice.org/</text:a></text:span></text:p>
                      </text:list-item>
                    </text:list>
                  </text:list-item>
                  <text:list-item>
                    <text:p><text:span text:style-name="T1">build service tips &amp; tricks</text:span></text:p>
                    <text:list>
                      <text:list-item>
                        <text:p><text:span text:style-name="T1"><text:a xlink:href="https://en.opensuse.org/openSUSE:Build_Service_Tips_and_Tricks" xlink:type="simple">https://en.opensuse.org/openSUSE:Build_Service_Tips_and_Tricks</text:a></text:span></text:p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Further reading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quilt</text:span></text:p>
                <text:list>
                  <text:list-item>
                    <text:p><text:span text:style-name="T1">a tutorial</text:span></text:p>
                    <text:list>
                      <text:list-item>
                        <text:p><text:span text:style-name="T1"><text:a xlink:href="http://www.shakthimaan.com/downloads/glv/quilt-tutorial/quilt-doc.pdf" xlink:type="simple">http://www.shakthimaan.com/downloads/glv/quilt-tutorial/quilt-doc.pdf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it</text:span></text:p>
                <text:list>
                  <text:list-item>
                    <text:p><text:span text:style-name="T1">a tutorial</text:span></text:p>
                    <text:list>
                      <text:list-item>
                        <text:p><text:span text:style-name="T1"><text:a xlink:href="http://git-scm.com/docs/gittutorial" xlink:type="simple">http://git-scm.com/docs/gittutorial</text:a></text:span></text:p>
                      </text:list-item>
                    </text:list>
                  </text:list-item>
                  <text:list-item>
                    <text:p><text:span text:style-name="T1">《</text:span><text:span text:style-name="T1">git </text:span><text:span text:style-name="T1">权威指南》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Further reading</text:p>
          </draw:text-box>
        </draw:frame>
        <draw:frame presentation:style-name="pr2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the opensuse packaging guidelines</text:span></text:p>
                <text:list>
                  <text:list-item>
                    <text:p><text:span text:style-name="T1"><text:a xlink:href="https://en.opensuse.org/openSUSE:Packaging_guidelines" xlink:type="simple">https://en.opensuse.org/openSUSE:Packaging_guidelines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2" draw:text-style-name="P4" xml:id="id2" draw:id="id2" draw:layer="layout" svg:width="6.6cm" svg:height="1.2cm" svg:x="10.6cm" svg:y="4.6cm">
          <text:p text:style-name="P4">osc bco PRJ PKG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6.6cm" svg:height="1.2cm" svg:x="3.2cm" svg:y="4.6cm">
          <text:p text:style-name="P4">osc sm PKG</text:p>
          <draw:enhanced-geometry svg:viewBox="0 0 21600 21600" draw:type="rectangle" draw:enhanced-path="M 0 0 L 21600 0 21600 21600 0 21600 0 0 Z N"/>
        </draw:custom-shape>
        <draw:custom-shape draw:style-name="gr2" draw:text-style-name="P4" xml:id="id11" draw:id="id11" draw:layer="layout" svg:width="6.6cm" svg:height="1.2cm" svg:x="10.6cm" svg:y="11.8cm">
          <text:p text:style-name="P4">git format-patch HEAD~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6.6cm" svg:height="1.2cm" svg:x="18cm" svg:y="4.6cm">
          <text:p text:style-name="P4">quilt setup SPEC</text:p>
          <draw:enhanced-geometry svg:viewBox="0 0 21600 21600" draw:type="rectangle" draw:enhanced-path="M 0 0 L 21600 0 21600 21600 0 21600 0 0 Z N"/>
        </draw:custom-shape>
        <draw:custom-shape draw:style-name="gr2" draw:text-style-name="P4" xml:id="id9" draw:id="id9" draw:layer="layout" svg:width="6.6cm" svg:height="1.2cm" svg:x="18cm" svg:y="9.4cm">
          <text:p text:style-name="P4">WORK, WORK</text:p>
          <draw:enhanced-geometry svg:viewBox="0 0 21600 21600" draw:type="rectangle" draw:enhanced-path="M 0 0 L 21600 0 21600 21600 0 21600 0 0 Z N"/>
        </draw:custom-shape>
        <draw:custom-shape draw:style-name="gr2" draw:text-style-name="P4" xml:id="id8" draw:id="id8" draw:layer="layout" svg:width="6.6cm" svg:height="1.2cm" svg:x="10.6cm" svg:y="9.4cm">
          <text:p text:style-name="P4">git checkout branch</text:p>
          <draw:enhanced-geometry svg:viewBox="0 0 21600 21600" draw:type="rectangle" draw:enhanced-path="M 0 0 L 21600 0 21600 21600 0 21600 0 0 Z N"/>
        </draw:custom-shape>
        <draw:custom-shape draw:style-name="gr2" draw:text-style-name="P4" xml:id="id7" draw:id="id7" draw:layer="layout" svg:width="6.6cm" svg:height="1.2cm" svg:x="3.2cm" svg:y="9.4cm">
          <text:p text:style-name="P4">git branch BRANCH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6.6cm" svg:height="1.2cm" svg:x="18cm" svg:y="7cm">
          <text:p text:style-name="P4">quilt push -a</text:p>
          <draw:enhanced-geometry svg:viewBox="0 0 21600 21600" draw:type="rectangle" draw:enhanced-path="M 0 0 L 21600 0 21600 21600 0 21600 0 0 Z N"/>
        </draw:custom-shape>
        <draw:custom-shape draw:style-name="gr2" draw:text-style-name="P4" xml:id="id10" draw:id="id10" draw:layer="layout" svg:width="6.6cm" svg:height="1.2cm" svg:x="18cm" svg:y="11.8cm">
          <text:p text:style-name="P4">git commit</text:p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6.6cm" svg:height="1.2cm" svg:x="3.2cm" svg:y="7cm">
          <text:p text:style-name="P4">git add ./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6.6cm" svg:height="1.2cm" svg:x="10.6cm" svg:y="7cm">
          <text:p text:style-name="P4">git init</text:p>
          <draw:enhanced-geometry svg:viewBox="0 0 21600 21600" draw:type="rectangle" draw:enhanced-path="M 0 0 L 21600 0 21600 21600 0 21600 0 0 Z N"/>
        </draw:custom-shape>
        <draw:custom-shape draw:style-name="gr2" draw:text-style-name="P4" xml:id="id15" draw:id="id15" draw:layer="layout" svg:width="6.6cm" svg:height="1.2cm" svg:x="18cm" svg:y="14.2cm">
          <text:p text:style-name="P4">osc vc</text:p>
          <draw:enhanced-geometry svg:viewBox="0 0 21600 21600" draw:type="rectangle" draw:enhanced-path="M 0 0 L 21600 0 21600 21600 0 21600 0 0 Z N"/>
        </draw:custom-shape>
        <draw:custom-shape draw:style-name="gr2" draw:text-style-name="P4" xml:id="id16" draw:id="id16" draw:layer="layout" svg:width="6.6cm" svg:height="1.2cm" svg:x="18cm" svg:y="16.6cm">
          <text:p text:style-name="P4">osc ci</text:p>
          <draw:enhanced-geometry svg:viewBox="0 0 21600 21600" draw:type="rectangle" draw:enhanced-path="M 0 0 L 21600 0 21600 21600 0 21600 0 0 Z N"/>
        </draw:custom-shape>
        <draw:custom-shape draw:style-name="gr2" draw:text-style-name="P4" xml:id="id20" draw:id="id20" draw:layer="layout" svg:width="6.6cm" svg:height="1.2cm" svg:x="10.6cm" svg:y="19cm">
          <text:p text:style-name="P4">TEST!</text:p>
          <draw:enhanced-geometry svg:viewBox="0 0 21600 21600" draw:type="rectangle" draw:enhanced-path="M 0 0 L 21600 0 21600 21600 0 21600 0 0 Z N"/>
        </draw:custom-shape>
        <draw:custom-shape draw:style-name="gr2" draw:text-style-name="P4" xml:id="id14" draw:id="id14" draw:layer="layout" svg:width="6.6cm" svg:height="1.2cm" svg:x="10.6cm" svg:y="14.2cm">
          <text:p text:style-name="P4">osc add PATCH</text:p>
          <draw:enhanced-geometry svg:viewBox="0 0 21600 21600" draw:type="rectangle" draw:enhanced-path="M 0 0 L 21600 0 21600 21600 0 21600 0 0 Z N"/>
        </draw:custom-shape>
        <draw:custom-shape draw:style-name="gr2" draw:text-style-name="P4" xml:id="id13" draw:id="id13" draw:layer="layout" svg:width="6.6cm" svg:height="1.2cm" svg:x="3.2cm" svg:y="14.2cm">
          <text:p text:style-name="P4">ADD PATCH TO SPEC</text:p>
          <draw:enhanced-geometry svg:viewBox="0 0 21600 21600" draw:type="rectangle" draw:enhanced-path="M 0 0 L 21600 0 21600 21600 0 21600 0 0 Z N"/>
        </draw:custom-shape>
        <draw:custom-shape draw:style-name="gr2" draw:text-style-name="P4" xml:id="id12" draw:id="id12" draw:layer="layout" svg:width="6.6cm" svg:height="1.2cm" svg:x="3.2cm" svg:y="11.8cm">
          <text:p text:style-name="P4">mv PATCH ../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9.8cm" svg:y1="5.2cm" svg:x2="10.6cm" svg:y2="5.2cm" draw:start-shape="id1" draw:start-glue-point="1" draw:end-shape="id2" draw:end-glue-point="3" svg:d="M9800 5200h800" svg:viewBox="0 0 801 1">
          <text:p/>
        </draw:connector>
        <draw:connector draw:style-name="gr3" draw:text-style-name="P4" draw:layer="layout" svg:x1="17.2cm" svg:y1="5.2cm" svg:x2="18cm" svg:y2="5.2cm" draw:start-shape="id2" draw:start-glue-point="1" draw:end-shape="id3" draw:end-glue-point="3" svg:d="M17200 5200h800" svg:viewBox="0 0 801 1">
          <text:p/>
        </draw:connector>
        <draw:connector draw:style-name="gr3" draw:text-style-name="P4" draw:layer="layout" svg:x1="21.3cm" svg:y1="5.8cm" svg:x2="21.3cm" svg:y2="7cm" draw:start-shape="id3" draw:start-glue-point="2" draw:end-shape="id4" draw:end-glue-point="0" svg:d="M21300 5800v1200" svg:viewBox="0 0 1 1201">
          <text:p/>
        </draw:connector>
        <draw:connector draw:style-name="gr3" draw:text-style-name="P4" draw:layer="layout" svg:x1="18cm" svg:y1="7.6cm" svg:x2="17.2cm" svg:y2="7.6cm" draw:start-shape="id4" draw:start-glue-point="3" draw:end-shape="id5" svg:d="M18000 7600h-800" svg:viewBox="0 0 801 1">
          <text:p/>
        </draw:connector>
        <draw:connector draw:style-name="gr3" draw:text-style-name="P4" draw:layer="layout" svg:x1="10.6cm" svg:y1="7.6cm" svg:x2="9.8cm" svg:y2="7.6cm" draw:start-shape="id5" draw:start-glue-point="3" draw:end-shape="id6" draw:end-glue-point="1" svg:d="M10600 7600h-800" svg:viewBox="0 0 801 1">
          <text:p/>
        </draw:connector>
        <draw:connector draw:style-name="gr3" draw:text-style-name="P4" draw:layer="layout" svg:x1="6.5cm" svg:y1="8.2cm" svg:x2="6.5cm" svg:y2="9.4cm" draw:start-shape="id6" draw:end-shape="id7" svg:d="M6500 8200v1200" svg:viewBox="0 0 1 1201">
          <text:p/>
        </draw:connector>
        <draw:connector draw:style-name="gr3" draw:text-style-name="P4" draw:layer="layout" svg:x1="9.8cm" svg:y1="10cm" svg:x2="10.6cm" svg:y2="10cm" draw:start-shape="id7" draw:end-shape="id8" draw:end-glue-point="3" svg:d="M9800 10000h800" svg:viewBox="0 0 801 1">
          <text:p/>
        </draw:connector>
        <draw:connector draw:style-name="gr3" draw:text-style-name="P4" draw:layer="layout" svg:x1="17.2cm" svg:y1="10cm" svg:x2="18cm" svg:y2="10cm" draw:start-shape="id8" draw:end-shape="id9" draw:end-glue-point="3" svg:d="M17200 10000h800" svg:viewBox="0 0 801 1">
          <text:p/>
        </draw:connector>
        <draw:connector draw:style-name="gr3" draw:text-style-name="P4" draw:layer="layout" svg:x1="21.3cm" svg:y1="10.6cm" svg:x2="21.3cm" svg:y2="11.8cm" draw:start-shape="id9" draw:start-glue-point="2" draw:end-shape="id10" draw:end-glue-point="0" svg:d="M21300 10600v1200" svg:viewBox="0 0 1 1201">
          <text:p/>
        </draw:connector>
        <draw:connector draw:style-name="gr3" draw:text-style-name="P4" draw:layer="layout" svg:x1="18cm" svg:y1="12.4cm" svg:x2="17.2cm" svg:y2="12.4cm" draw:start-shape="id10" draw:start-glue-point="3" draw:end-shape="id11" draw:end-glue-point="1" svg:d="M18000 12400h-800" svg:viewBox="0 0 801 1">
          <text:p/>
        </draw:connector>
        <draw:connector draw:style-name="gr3" draw:text-style-name="P4" draw:layer="layout" svg:x1="10.6cm" svg:y1="12.4cm" svg:x2="9.8cm" svg:y2="12.4cm" draw:start-shape="id11" draw:start-glue-point="3" draw:end-shape="id12" draw:end-glue-point="1" svg:d="M10600 12400h-800" svg:viewBox="0 0 801 1">
          <text:p/>
        </draw:connector>
        <draw:connector draw:style-name="gr3" draw:text-style-name="P4" draw:layer="layout" svg:x1="6.5cm" svg:y1="13cm" svg:x2="6.5cm" svg:y2="14.2cm" draw:start-shape="id12" draw:start-glue-point="2" draw:end-shape="id13" draw:end-glue-point="0" svg:d="M6500 13000v1200" svg:viewBox="0 0 1 1201">
          <text:p/>
        </draw:connector>
        <draw:connector draw:style-name="gr3" draw:text-style-name="P4" draw:layer="layout" svg:x1="9.8cm" svg:y1="14.8cm" svg:x2="10.6cm" svg:y2="14.8cm" draw:start-shape="id13" draw:start-glue-point="1" draw:end-shape="id14" draw:end-glue-point="3" svg:d="M9800 14800h800" svg:viewBox="0 0 801 1">
          <text:p/>
        </draw:connector>
        <draw:connector draw:style-name="gr3" draw:text-style-name="P4" draw:layer="layout" svg:x1="17.2cm" svg:y1="14.8cm" svg:x2="18cm" svg:y2="14.8cm" draw:start-shape="id14" draw:start-glue-point="1" draw:end-shape="id15" draw:end-glue-point="3" svg:d="M17200 14800h800" svg:viewBox="0 0 801 1">
          <text:p/>
        </draw:connector>
        <draw:connector draw:style-name="gr3" draw:text-style-name="P4" draw:layer="layout" svg:x1="21.3cm" svg:y1="15.4cm" svg:x2="21.3cm" svg:y2="16.6cm" draw:start-shape="id15" draw:start-glue-point="2" draw:end-shape="id16" draw:end-glue-point="0" svg:d="M21300 15400v1200" svg:viewBox="0 0 1 1201">
          <text:p/>
        </draw:connector>
        <draw:custom-shape draw:style-name="gr2" draw:text-style-name="P4" xml:id="id19" draw:id="id19" draw:layer="layout" svg:width="6.6cm" svg:height="1.2cm" svg:x="3.2cm" svg:y="19cm">
          <text:p text:style-name="P4">osc getbinaries REPO</text:p>
          <draw:enhanced-geometry svg:viewBox="0 0 21600 21600" draw:type="rectangle" draw:enhanced-path="M 0 0 L 21600 0 21600 21600 0 21600 0 0 Z N"/>
        </draw:custom-shape>
        <draw:custom-shape draw:style-name="gr2" draw:text-style-name="P4" xml:id="id18" draw:id="id18" draw:layer="layout" svg:width="6.6cm" svg:height="1.2cm" svg:x="3.2cm" svg:y="16.6cm">
          <text:p text:style-name="P4">osc bl REPO</text:p>
          <draw:enhanced-geometry svg:viewBox="0 0 21600 21600" draw:type="rectangle" draw:enhanced-path="M 0 0 L 21600 0 21600 21600 0 21600 0 0 Z N"/>
        </draw:custom-shape>
        <draw:custom-shape draw:style-name="gr2" draw:text-style-name="P4" xml:id="id17" draw:id="id17" draw:layer="layout" svg:width="6.6cm" svg:height="1.2cm" svg:x="10.6cm" svg:y="16.6cm">
          <text:p text:style-name="P4">osc r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8cm" svg:y1="17.2cm" svg:x2="17.2cm" svg:y2="17.2cm" draw:start-shape="id16" draw:start-glue-point="3" draw:end-shape="id17" draw:end-glue-point="1" svg:d="M18000 17200h-800" svg:viewBox="0 0 801 1">
          <text:p/>
        </draw:connector>
        <draw:connector draw:style-name="gr3" draw:text-style-name="P4" draw:layer="layout" svg:x1="10.6cm" svg:y1="17.2cm" svg:x2="9.8cm" svg:y2="17.2cm" draw:start-shape="id17" draw:start-glue-point="3" draw:end-shape="id18" draw:end-glue-point="1" svg:d="M10600 17200h-800" svg:viewBox="0 0 801 1">
          <text:p/>
        </draw:connector>
        <draw:connector draw:style-name="gr3" draw:text-style-name="P4" draw:layer="layout" svg:x1="6.5cm" svg:y1="17.8cm" svg:x2="6.5cm" svg:y2="19cm" draw:start-shape="id18" draw:start-glue-point="2" draw:end-shape="id19" draw:end-glue-point="0" svg:d="M6500 17800v1200" svg:viewBox="0 0 1 1201">
          <text:p/>
        </draw:connector>
        <draw:connector draw:style-name="gr3" draw:text-style-name="P4" draw:layer="layout" svg:x1="9.8cm" svg:y1="19.6cm" svg:x2="10.6cm" svg:y2="19.6cm" draw:start-shape="id19" draw:start-glue-point="1" draw:end-shape="id20" draw:end-glue-point="3" svg:d="M9800 19600h800" svg:viewBox="0 0 801 1">
          <text:p/>
        </draw:connector>
        <draw:frame presentation:style-name="pr1" draw:text-style-name="P3" draw:layer="layout" svg:width="25.199cm" svg:height="3.506cm" svg:x="1.401cm" svg:y="0.837cm" presentation:class="title" presentation:user-transformed="true">
          <draw:text-box>
            <text:p>A sample workflow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微米黑" style:font-size-asian="24pt" style:language-asian="zh" style:country-asian="CN" style:font-name-complex="文泉驿微米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驿微米黑" style:font-family-asian="文泉驿微米黑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文泉驿微米黑" style:font-family-asian="文泉驿微米黑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文泉驿微米黑" style:font-family-asian="文泉驿微米黑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文泉驿微米黑" style:font-family-asian="文泉驿微米黑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文泉驿微米黑" style:font-family-asian="文泉驿微米黑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Zhang</meta:initial-creator>
    <meta:creation-date>2015-05-31T21:14:16.708789886</meta:creation-date>
    <dc:date>2015-09-21T19:37:26.971520678</dc:date>
    <dc:creator>Felix Zhang</dc:creator>
    <meta:editing-duration>PT12H16M6S</meta:editing-duration>
    <meta:editing-cycles>311</meta:editing-cycles>
    <meta:generator>LibreOffice/4.3.7.2$Linux_X86_64 LibreOffice_project/430m0$Build-2</meta:generator>
    <meta:document-statistic meta:object-count="139"/>
  </office:meta>
</office:document-meta>
</file>